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8cm"/>
      <style:paragraph-properties style:writing-mode="lr-tb"/>
    </style:style>
    <style:style style:name="gr2" style:family="graphic" style:parent-style-name="standard">
      <style:graphic-properties draw:fill-color="#468a1a" draw:textarea-horizontal-align="justify" draw:textarea-vertical-align="middle" draw:auto-grow-height="false" fo:min-height="1.25cm" fo:min-width="4cm"/>
      <style:paragraph-properties style:writing-mode="lr-tb"/>
    </style:style>
    <style:style style:name="gr3" style:family="graphic" style:parent-style-name="standard">
      <style:graphic-properties draw:fill-color="#468a1a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1.5cm" fo:min-width="4.5cm"/>
      <style:paragraph-properties style:writing-mode="lr-tb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0.75cm" fo:min-width="3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25cm"/>
      <style:paragraph-properties style:writing-mode="lr-tb"/>
    </style:style>
    <style:style style:name="gr14" style:family="graphic" style:parent-style-name="standard">
      <style:graphic-properties draw:fill-color="#ffff6d" draw:textarea-horizontal-align="justify" draw:textarea-vertical-align="middle" draw:auto-grow-height="false" fo:min-height="0.75cm" fo:min-width="4.25cm"/>
      <style:paragraph-properties style:writing-mode="lr-tb"/>
    </style:style>
    <style:style style:name="gr15" style:family="graphic" style:parent-style-name="standard">
      <style:graphic-properties draw:fill-color="#c9211e" draw:textarea-horizontal-align="justify" draw:textarea-vertical-align="middle" draw:auto-grow-height="false" fo:min-height="0.75cm" fo:min-width="2.25cm"/>
      <style:paragraph-properties style:writing-mode="lr-tb"/>
    </style:style>
    <style:style style:name="gr16" style:family="graphic" style:parent-style-name="standard">
      <style:graphic-properties draw:fill-color="#468a1a" draw:textarea-horizontal-align="justify" draw:textarea-vertical-align="middle" draw:auto-grow-height="false" fo:min-height="0.75cm" fo:min-width="3.25cm"/>
      <style:paragraph-properties style:writing-mode="lr-tb"/>
    </style:style>
    <style:style style:name="gr17" style:family="graphic" style:parent-style-name="standard">
      <style:graphic-properties draw:fill-color="#468a1a" draw:textarea-horizontal-align="justify" draw:textarea-vertical-align="middle" draw:auto-grow-height="false" fo:min-height="1.5cm" fo:min-width="2.75cm"/>
      <style:paragraph-properties style:writing-mode="lr-tb"/>
    </style:style>
    <style:style style:name="gr18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2" style:family="graphic" style:parent-style-name="standard">
      <style:graphic-properties draw:fill-color="#468a1a" draw:textarea-horizontal-align="justify" draw:textarea-vertical-align="middle" draw:auto-grow-height="false" fo:min-height="1.75cm" fo:min-width="5.25cm"/>
      <style:paragraph-properties style:writing-mode="lr-tb"/>
    </style:style>
    <style:style style:name="gr23" style:family="graphic" style:parent-style-name="standard">
      <style:graphic-properties draw:fill-color="#468a1a" draw:textarea-horizontal-align="justify" draw:textarea-vertical-align="middle" draw:auto-grow-height="false" fo:min-height="1cm" fo:min-width="3.25cm"/>
      <style:paragraph-properties style:writing-mode="lr-tb"/>
    </style:style>
    <style:style style:name="gr24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6" style:family="graphic" style:parent-style-name="standard">
      <style:graphic-properties draw:fill-color="#468a1a" draw:textarea-horizontal-align="justify" draw:textarea-vertical-align="middle" draw:auto-grow-height="false" fo:min-height="1.75cm" fo:min-width="6.25cm"/>
      <style:paragraph-properties style:writing-mode="lr-tb"/>
    </style:style>
    <style:style style:name="gr27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8" style:family="graphic" style:parent-style-name="standard">
      <style:graphic-properties draw:fill-color="#468a1a" draw:textarea-horizontal-align="justify" draw:textarea-vertical-align="middle" draw:auto-grow-height="false" fo:min-height="0.988cm" fo:min-width="1.976cm"/>
      <style:paragraph-properties style:writing-mode="lr-tb"/>
    </style:style>
    <style:style style:name="gr29" style:family="graphic" style:parent-style-name="standard">
      <style:graphic-properties draw:fill-color="#468a1a" draw:textarea-horizontal-align="justify" draw:textarea-vertical-align="middle" draw:auto-grow-height="false" fo:min-height="0.988cm" fo:min-width="1.798cm"/>
      <style:paragraph-properties style:writing-mode="lr-tb"/>
    </style:style>
    <style:style style:name="gr30" style:family="graphic" style:parent-style-name="objectwithoutfill">
      <style:graphic-properties draw:marker-end="Arrowheads_20_1" draw:marker-end-width="0.3cm" draw:fill="none" draw:textarea-vertical-align="middle"/>
    </style:style>
    <style:style style:name="gr31" style:family="graphic" style:parent-style-name="objectwithoutfill">
      <style:graphic-properties draw:marker-end="Arrowheads_20_2" draw:marker-end-width="0.3cm" draw:fill="none" draw:textarea-vertical-align="middle"/>
    </style:style>
    <style:style style:name="gr32" style:family="graphic" style:parent-style-name="objectwithoutfill">
      <style:graphic-properties draw:marker-end="Arrowheads_20_3" draw:marker-end-width="0.3cm" draw:fill="none" draw:textarea-vertical-align="middle"/>
    </style:style>
    <style:style style:name="gr33" style:family="graphic" style:parent-style-name="standard">
      <style:graphic-properties draw:fill-color="#468a1a" draw:textarea-horizontal-align="justify" draw:textarea-vertical-align="middle" draw:auto-grow-height="false" fo:min-height="2cm" fo:min-width="4.25cm"/>
      <style:paragraph-properties style:writing-mode="lr-tb"/>
    </style:style>
    <style:style style:name="gr34" style:family="graphic" style:parent-style-name="standard">
      <style:graphic-properties draw:fill-color="#468a1a" draw:textarea-horizontal-align="justify" draw:textarea-vertical-align="middle" draw:auto-grow-height="false" fo:min-height="1.25cm" fo:min-width="5cm"/>
      <style:paragraph-properties style:writing-mode="lr-tb"/>
    </style:style>
    <style:style style:name="gr35" style:family="graphic" style:parent-style-name="objectwithoutfill">
      <style:graphic-properties draw:marker-end="Arrowheads_20_4" draw:marker-end-width="0.3cm" draw:fill="none" draw:textarea-vertical-align="middle"/>
    </style:style>
    <style:style style:name="gr36" style:family="graphic" style:parent-style-name="objectwithoutfill">
      <style:graphic-properties draw:marker-end="Arrowheads_20_5" draw:marker-end-width="0.3cm" draw:fill="none" draw:textarea-vertical-align="middle"/>
    </style:style>
    <style:style style:name="gr37" style:family="graphic" style:parent-style-name="objectwithoutfill">
      <style:graphic-properties draw:marker-end="Arrowheads_20_6" draw:marker-end-width="0.3cm" draw:fill="none" draw:textarea-vertical-align="middle"/>
    </style:style>
    <style:style style:name="gr38" style:family="graphic" style:parent-style-name="standard">
      <style:graphic-properties draw:fill-color="#468a1a" draw:textarea-horizontal-align="justify" draw:textarea-vertical-align="middle" draw:auto-grow-height="false" fo:min-height="0.634cm" fo:min-width="1.092cm"/>
      <style:paragraph-properties style:writing-mode="lr-tb"/>
    </style:style>
    <style:style style:name="gr39" style:family="graphic" style:parent-style-name="objectwithoutfill">
      <style:graphic-properties draw:marker-end="Arrowheads_20_7" draw:marker-end-width="0.3cm" draw:fill="none" draw:textarea-vertical-align="middle"/>
    </style:style>
    <style:style style:name="gr40" style:family="graphic" style:parent-style-name="objectwithoutfill">
      <style:graphic-properties draw:marker-end="Arrowheads_20_8" draw:marker-end-width="0.3cm" draw:fill="none" draw:textarea-vertical-align="middle"/>
    </style:style>
    <style:style style:name="gr41" style:family="graphic" style:parent-style-name="standard">
      <style:graphic-properties draw:fill-color="#468a1a" draw:textarea-horizontal-align="justify" draw:textarea-vertical-align="middle" draw:auto-grow-height="false" fo:min-height="1.75cm" fo:min-width="5.75cm"/>
      <style:paragraph-properties style:writing-mode="lr-tb"/>
    </style:style>
    <style:style style:name="gr42" style:family="graphic" style:parent-style-name="objectwithoutfill">
      <style:graphic-properties draw:marker-end="Arrowheads_20_9" draw:marker-end-width="0.3cm" draw:fill="none" draw:textarea-vertical-align="middle"/>
    </style:style>
    <style:style style:name="gr43" style:family="graphic" style:parent-style-name="objectwithoutfill">
      <style:graphic-properties draw:marker-end="Arrowheads_20_10" draw:marker-end-width="0.3cm" draw:fill="none" draw:textarea-vertical-align="middle"/>
    </style:style>
    <style:style style:name="gr44" style:family="graphic" style:parent-style-name="objectwithoutfill">
      <style:graphic-properties draw:marker-end="Arrowheads_20_11" draw:marker-end-width="0.3cm" draw:fill="none" draw:textarea-vertical-align="middle"/>
    </style:style>
    <style:style style:name="gr45" style:family="graphic" style:parent-style-name="standard">
      <style:graphic-properties draw:fill-color="#468a1a" draw:textarea-horizontal-align="justify" draw:textarea-vertical-align="middle" draw:auto-grow-height="false" fo:min-height="2.25cm" fo:min-width="9cm"/>
      <style:paragraph-properties style:writing-mode="lr-tb"/>
    </style:style>
    <style:style style:name="gr46" style:family="graphic" style:parent-style-name="objectwithoutfill">
      <style:graphic-properties draw:marker-end="Arrowheads_20_12" draw:marker-end-width="0.3cm" draw:fill="none" draw:textarea-vertical-align="middle"/>
    </style:style>
    <style:style style:name="gr47" style:family="graphic" style:parent-style-name="standard">
      <style:graphic-properties draw:fill-color="#468a1a" draw:textarea-horizontal-align="justify" draw:textarea-vertical-align="middle" draw:auto-grow-height="false" fo:min-height="1.5cm" fo:min-width="5.5cm"/>
      <style:paragraph-properties style:writing-mode="lr-tb"/>
    </style:style>
    <style:style style:name="gr48" style:family="graphic" style:parent-style-name="objectwithoutfill">
      <style:graphic-properties draw:marker-end="Arrowheads_20_13" draw:marker-end-width="0.3cm" draw:fill="none" draw:textarea-vertical-align="middle"/>
    </style:style>
    <style:style style:name="gr49" style:family="graphic" style:parent-style-name="objectwithoutfill">
      <style:graphic-properties draw:marker-end="Arrowheads_20_14" draw:marker-end-width="0.3cm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51" style:family="graphic" style:parent-style-name="objectwithoutfill">
      <style:graphic-properties draw:marker-end="Arrowheads_20_15" draw:marker-end-width="0.3cm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1.164cm" fo:min-width="3.566cm"/>
      <style:paragraph-properties style:writing-mode="lr-tb"/>
    </style:style>
    <style:style style:name="gr53" style:family="graphic" style:parent-style-name="objectwithoutfill">
      <style:graphic-properties draw:marker-end="Arrowheads_20_16" draw:marker-end-width="0.3cm" draw:fill="none" draw:textarea-vertical-align="middle"/>
    </style:style>
    <style:style style:name="gr54" style:family="graphic" style:parent-style-name="standard">
      <style:graphic-properties draw:fill-color="#468a1a" draw:textarea-horizontal-align="justify" draw:textarea-vertical-align="middle" draw:auto-grow-height="false" fo:min-height="1.164cm" fo:min-width="3.036cm"/>
      <style:paragraph-properties style:writing-mode="lr-tb"/>
    </style:style>
    <style:style style:name="gr55" style:family="graphic" style:parent-style-name="objectwithoutfill">
      <style:graphic-properties draw:marker-end="Arrowheads_20_17" draw:marker-end-width="0.3cm" draw:fill="none" draw:textarea-vertical-align="middle"/>
    </style:style>
    <style:style style:name="gr56" style:family="graphic" style:parent-style-name="standard">
      <style:graphic-properties draw:fill-color="#468a1a" draw:textarea-horizontal-align="justify" draw:textarea-vertical-align="middle" draw:auto-grow-height="false" fo:min-height="1.75cm" fo:min-width="6.5cm"/>
      <style:paragraph-properties style:writing-mode="lr-tb"/>
    </style:style>
    <style:style style:name="gr57" style:family="graphic" style:parent-style-name="standard">
      <style:graphic-properties draw:fill-color="#468a1a" draw:textarea-horizontal-align="justify" draw:textarea-vertical-align="middle" draw:auto-grow-height="false" fo:min-height="1cm" fo:min-width="6.75cm"/>
      <style:paragraph-properties style:writing-mode="lr-tb"/>
    </style:style>
    <style:style style:name="gr58" style:family="graphic" style:parent-style-name="standard">
      <style:graphic-properties draw:fill-color="#ffff6d" draw:textarea-horizontal-align="justify" draw:textarea-vertical-align="middle" draw:auto-grow-height="false" fo:min-height="1.25cm" fo:min-width="6.5cm"/>
      <style:paragraph-properties style:writing-mode="lr-tb"/>
    </style:style>
    <style:style style:name="gr59" style:family="graphic" style:parent-style-name="standard">
      <style:graphic-properties draw:fill-color="#468a1a" draw:textarea-horizontal-align="justify" draw:textarea-vertical-align="middle" draw:auto-grow-height="false" fo:min-height="1.5cm" fo:min-width="6.25cm"/>
      <style:paragraph-properties style:writing-mode="lr-tb"/>
    </style:style>
    <style:style style:name="gr60" style:family="graphic" style:parent-style-name="objectwithoutfill">
      <style:graphic-properties draw:marker-end="Arrowheads_20_18" draw:marker-end-width="0.3cm" draw:fill="none" draw:textarea-vertical-align="middle"/>
    </style:style>
    <style:style style:name="gr61" style:family="graphic" style:parent-style-name="objectwithoutfill">
      <style:graphic-properties draw:marker-end="Arrowheads_20_20" draw:marker-end-width="0.3cm" draw:fill="none" draw:textarea-vertical-align="middle"/>
    </style:style>
    <style:style style:name="gr62" style:family="graphic" style:parent-style-name="standard">
      <style:graphic-properties draw:fill-color="#ffff6d" draw:textarea-horizontal-align="justify" draw:textarea-vertical-align="middle" draw:auto-grow-height="false" fo:min-height="1.25cm" fo:min-width="7cm"/>
      <style:paragraph-properties style:writing-mode="lr-tb"/>
    </style:style>
    <style:style style:name="gr63" style:family="graphic" style:parent-style-name="objectwithoutfill">
      <style:graphic-properties draw:marker-end="Arrowheads_20_21" draw:marker-end-width="0.3cm" draw:fill="none" draw:textarea-vertical-align="middle"/>
    </style:style>
    <style:style style:name="gr64" style:family="graphic" style:parent-style-name="objectwithoutfill">
      <style:graphic-properties draw:marker-end="Arrowheads_20_22" draw:marker-end-width="0.3cm" draw:fill="none" draw:textarea-vertical-align="middle"/>
    </style:style>
    <style:style style:name="gr65" style:family="graphic" style:parent-style-name="standard">
      <style:graphic-properties draw:textarea-horizontal-align="justify" draw:textarea-vertical-align="middle" draw:auto-grow-height="false" fo:min-height="2.25cm" fo:min-width="5cm"/>
      <style:paragraph-properties style:writing-mode="lr-tb"/>
    </style:style>
    <style:style style:name="gr66" style:family="graphic" style:parent-style-name="objectwithoutfill">
      <style:graphic-properties draw:marker-end="Arrowheads_20_23" draw:marker-end-width="0.3cm" draw:fill="none" draw:textarea-vertical-align="middle"/>
    </style:style>
    <style:style style:name="gr67" style:family="graphic" style:parent-style-name="objectwithoutfill">
      <style:graphic-properties draw:marker-end="Arrowheads_20_24" draw:marker-end-width="0.3cm" draw:fill="none" draw:textarea-vertical-align="middle"/>
    </style:style>
    <style:style style:name="gr68" style:family="graphic" style:parent-style-name="objectwithoutfill">
      <style:graphic-properties draw:marker-end="Arrowheads_20_25" draw:marker-end-width="0.3cm" draw:fill="none" draw:textarea-vertical-align="middle"/>
    </style:style>
    <style:style style:name="gr69" style:family="graphic" style:parent-style-name="objectwithoutfill">
      <style:graphic-properties draw:marker-end="Arrowheads_20_2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468a1a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468a1a"/>
      <style:paragraph-properties fo:text-align="center" style:writing-mode="lr-tb"/>
    </style:style>
    <style:style style:name="P6" style:family="paragraph">
      <loext:graphic-properties draw:fill-color="#ffff6d"/>
      <style:paragraph-properties fo:text-align="center" style:writing-mode="lr-tb"/>
    </style:style>
    <style:style style:name="P7" style:family="paragraph">
      <loext:graphic-properties draw:fill-color="#c9211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loext:graphic-properties draw:fill-color="#468a1a"/>
      <style:paragraph-properties fo:text-align="center" style:writing-mode="lr-tb"/>
      <style:text-properties fo:font-size="12pt"/>
    </style:style>
    <style:style style:name="P10" style:family="paragraph">
      <style:paragraph-properties fo:text-align="center" style:writing-mode="lr-tb"/>
      <style:text-properties fo:font-size="14pt"/>
    </style:style>
    <style:style style:name="P11" style:family="paragraph">
      <loext:graphic-properties draw:fill-color="#468a1a"/>
      <style:paragraph-properties fo:text-align="center" style:writing-mode="lr-tb"/>
      <style:text-properties fo:font-size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1.25cm" svg:x="1.25cm" svg:y="1.25cm">
          <text:p text:style-name="P1">ROADMAP test_buil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1.5cm" svg:x="0.75cm" svg:y="20.75cm">
          <text:p text:style-name="P2"><text:span text:style-name="T1">Agents (database+object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75cm" svg:x="5.5cm" svg:y="7cm">
          <text:p text:style-name="P2"><text:span text:style-name="T1">workplaces(visual+database+cod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1.75cm" svg:x="4.25cm" svg:y="18.25cm">
          <text:p text:style-name="P1">Global ressource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25cm" svg:y1="7.75cm" svg:x2="13.25cm" svg:y2="10cm">
          <text:p/>
        </draw:line>
        <draw:line draw:style-name="gr6" draw:text-style-name="P4" draw:layer="layout" svg:x1="5.25cm" svg:y1="21.75cm" svg:x2="13.75cm" svg:y2="12cm">
          <text:p/>
        </draw:line>
        <draw:line draw:style-name="gr7" draw:text-style-name="P4" draw:layer="layout" svg:x1="9.25cm" svg:y1="18.75cm" svg:x2="19.75cm" svg:y2="10.5cm">
          <text:p/>
        </draw:line>
        <draw:custom-shape draw:style-name="gr8" draw:text-style-name="P1" draw:layer="layout" svg:width="4.5cm" svg:height="2cm" svg:x="16.75cm" svg:y="8.5cm">
          <text:p text:style-name="P1">People producing ressource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0.5cm" svg:y="10cm">
          <text:p text:style-name="P1">Global time system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5cm" svg:y1="10.75cm" svg:x2="10cm" svg:y2="10.75cm">
          <text:p/>
        </draw:line>
        <draw:custom-shape draw:style-name="gr11" draw:text-style-name="P5" draw:layer="layout" svg:width="3.5cm" svg:height="1cm" svg:x="7.5cm" svg:y="13cm">
          <text:p text:style-name="P1">UI clock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5.5cm" svg:y1="11.25cm" svg:x2="8.5cm" svg:y2="13cm">
          <text:p/>
        </draw:line>
        <draw:custom-shape draw:style-name="gr13" draw:text-style-name="P1" draw:layer="layout" svg:width="4.75cm" svg:height="1cm" svg:x="10.75cm" svg:y="1.5cm">
          <text:p text:style-name="P1">concept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75cm" svg:height="1cm" svg:x="16cm" svg:y="1.5cm">
          <text:p text:style-name="P1">Worked on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75cm" svg:height="1cm" svg:x="21.25cm" svg:y="1.5cm">
          <text:p text:style-name="P1">blocked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75cm" svg:height="1cm" svg:x="24.5cm" svg:y="1.5cm">
          <text:p text:style-name="P1">finishe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10.25cm" svg:y="10cm">
          <text:p text:style-name="P1">Worktime schedul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25cm" svg:height="1.75cm" svg:x="0.75cm" svg:y="7cm">
          <text:p text:style-name="P2"><text:span text:style-name="T1">Multiple object situation function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4cm" svg:y1="8cm" svg:x2="5.5cm" svg:y2="8cm">
          <text:p/>
        </draw:line>
        <draw:line draw:style-name="gr19" draw:text-style-name="P4" draw:layer="layout" svg:x1="15.25cm" svg:y1="10.75cm" svg:x2="16.75cm" svg:y2="10.25cm">
          <text:p/>
        </draw:line>
        <draw:line draw:style-name="gr20" draw:text-style-name="P4" draw:layer="layout" svg:x1="8.5cm" svg:y1="9cm" svg:x2="13.75cm" svg:y2="19.5cm">
          <text:p/>
        </draw:line>
        <draw:line draw:style-name="gr21" draw:text-style-name="P4" draw:layer="layout" svg:x1="5.25cm" svg:y1="21.5cm" svg:x2="13cm" svg:y2="23.75cm">
          <text:p/>
        </draw:line>
        <draw:custom-shape draw:style-name="gr22" draw:text-style-name="P5" draw:layer="layout" svg:width="5.75cm" svg:height="2cm" svg:x="13.25cm" svg:y="23cm">
          <text:p text:style-name="P1">Save system 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75cm" svg:height="1.25cm" svg:x="1cm" svg:y="23.25cm">
          <text:p text:style-name="P1">menu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4.5cm" svg:y1="24cm" svg:x2="13cm" svg:y2="24.75cm">
          <text:p/>
        </draw:line>
        <draw:line draw:style-name="gr25" draw:text-style-name="P4" draw:layer="layout" svg:x1="5.25cm" svg:y1="21.5cm" svg:x2="12.75cm" svg:y2="21.25cm">
          <text:p/>
        </draw:line>
        <draw:custom-shape draw:style-name="gr26" draw:text-style-name="P5" draw:layer="layout" svg:width="6.75cm" svg:height="2cm" svg:x="13cm" svg:y="20cm">
          <text:p text:style-name="P1">Agents that work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5cm" svg:y1="12cm" svg:x2="16cm" svg:y2="19.75cm">
          <text:p/>
        </draw:line>
        <draw:custom-shape draw:style-name="gr9" draw:text-style-name="P5" draw:layer="layout" svg:width="5cm" svg:height="1.75cm" svg:x="20.5cm" svg:y="16.25cm">
          <text:p text:style-name="P1">Building deletion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5cm" svg:height="1.75cm" svg:x="12.5cm" svg:y="25.75cm">
          <text:p text:style-name="P1">s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3.25cm" svg:height="1.75cm" svg:x="16.5cm" svg:y="25.75cm">
          <text:p text:style-name="P1">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14.25cm" svg:y1="25.75cm" svg:x2="14.5cm" svg:y2="25cm">
          <text:p/>
        </draw:line>
        <draw:line draw:style-name="gr31" draw:text-style-name="P4" draw:layer="layout" svg:x1="18.25cm" svg:y1="25.75cm" svg:x2="17.5cm" svg:y2="25cm">
          <text:p/>
        </draw:line>
        <draw:line draw:style-name="gr32" draw:text-style-name="P4" draw:layer="layout" svg:x1="19.75cm" svg:y1="21.75cm" svg:x2="21.25cm" svg:y2="22.75cm">
          <text:p/>
        </draw:line>
        <draw:custom-shape draw:style-name="gr33" draw:text-style-name="P5" draw:layer="layout" svg:width="4.75cm" svg:height="2.25cm" svg:x="21.25cm" svg:y="22.25cm">
          <text:p text:style-name="P1">Update workplace each day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5cm" svg:height="1.5cm" svg:x="22.25cm" svg:y="25.25cm">
          <text:p text:style-name="P2"><text:span text:style-name="T1">Update domicile each day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9.25cm" svg:y1="22cm" svg:x2="22.25cm" svg:y2="26cm">
          <text:p/>
        </draw:line>
        <draw:line draw:style-name="gr36" draw:text-style-name="P4" draw:layer="layout" svg:x1="27.5cm" svg:y1="25.25cm" svg:x2="25.5cm" svg:y2="18cm">
          <text:p/>
        </draw:line>
        <draw:line draw:style-name="gr37" draw:text-style-name="P4" draw:layer="layout" svg:x1="22.75cm" svg:y1="22.25cm" svg:x2="22.5cm" svg:y2="18cm">
          <text:p/>
        </draw:line>
        <draw:custom-shape draw:style-name="gr38" draw:text-style-name="P9" draw:layer="layout" svg:width="2.25cm" svg:height="1.25cm" svg:x="1.5cm" svg:y="25.5cm">
          <text:p text:style-name="P8"><text:span text:style-name="T2">visu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9" draw:layer="layout" svg:width="2.25cm" svg:height="1.25cm" svg:x="4.25cm" svg:y="25.5cm">
          <text:p text:style-name="P8"><text:span text:style-name="T2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5.25cm" svg:y1="25.5cm" svg:x2="4.5cm" svg:y2="24.5cm">
          <text:p/>
        </draw:line>
        <draw:line draw:style-name="gr40" draw:text-style-name="P4" draw:layer="layout" svg:x1="2.75cm" svg:y1="25.5cm" svg:x2="3cm" svg:y2="24.5cm">
          <text:p/>
        </draw:line>
        <draw:custom-shape draw:style-name="gr41" draw:text-style-name="P11" draw:layer="layout" svg:width="6.25cm" svg:height="2cm" svg:x="18.5cm" svg:y="13cm">
          <text:p text:style-name="P10"><text:span text:style-name="T3">Dynamic workplace and domicile assignation</text:span></text:p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15.25cm" svg:y1="11.75cm" svg:x2="18.5cm" svg:y2="14cm">
          <text:p/>
        </draw:line>
        <draw:line draw:style-name="gr43" draw:text-style-name="P4" draw:layer="layout" svg:x1="17cm" svg:y1="20cm" svg:x2="19.25cm" svg:y2="15cm">
          <text:p/>
        </draw:line>
        <draw:line draw:style-name="gr44" draw:text-style-name="P4" draw:layer="layout" svg:x1="26cm" svg:y1="22cm" svg:x2="24.25cm" svg:y2="15cm">
          <text:p/>
        </draw:line>
        <draw:custom-shape draw:style-name="gr45" draw:text-style-name="P5" draw:layer="layout" svg:width="9.5cm" svg:height="2.5cm" svg:x="23.75cm" svg:y="7.25cm">
          <text:p text:style-name="P1">Distance with pathfinding function</text:p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25.5cm" svg:y1="9.75cm" svg:x2="24.25cm" svg:y2="13cm">
          <text:p/>
        </draw:line>
        <draw:custom-shape draw:style-name="gr47" draw:text-style-name="P5" draw:layer="layout" svg:width="6cm" svg:height="1.75cm" svg:x="10.5cm" svg:y="29cm">
          <text:p text:style-name="P1">Menu pause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4.75cm" svg:y1="24.25cm" svg:x2="10.5cm" svg:y2="29cm">
          <text:p/>
        </draw:line>
        <draw:line draw:style-name="gr49" draw:text-style-name="P4" draw:layer="layout" svg:x1="19cm" svg:y1="24.75cm" svg:x2="22.75cm" svg:y2="29.25cm">
          <text:p/>
        </draw:line>
        <draw:custom-shape draw:style-name="gr50" draw:text-style-name="P1" draw:layer="layout" svg:width="6.5cm" svg:height="1.5cm" svg:x="21.75cm" svg:y="29.25cm">
          <text:p text:style-name="P1">Load custom save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16.5cm" svg:y1="30cm" svg:x2="21.75cm" svg:y2="29.75cm">
          <text:p/>
        </draw:line>
        <draw:custom-shape draw:style-name="gr52" draw:text-style-name="P10" draw:layer="layout" svg:width="5.75cm" svg:height="2cm" svg:x="19.5cm" svg:y="31.5cm">
          <text:p text:style-name="P10"><text:span text:style-name="T3">Menu with list of files to 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4" draw:layer="layout" svg:x1="22.25cm" svg:y1="31.5cm" svg:x2="22.75cm" svg:y2="30.75cm">
          <text:p/>
        </draw:line>
        <draw:custom-shape draw:style-name="gr54" draw:text-style-name="P11" draw:layer="layout" svg:width="5cm" svg:height="2cm" svg:x="25.5cm" svg:y="31.5cm">
          <text:p text:style-name="P10"><text:span text:style-name="T3">Save on different files with 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4" draw:layer="layout" svg:x1="28cm" svg:y1="31.5cm" svg:x2="27.5cm" svg:y2="30.75cm">
          <text:p/>
        </draw:line>
        <draw:custom-shape draw:style-name="gr56" draw:text-style-name="P5" draw:layer="layout" svg:width="7cm" svg:height="2cm" svg:x="27.5cm" svg:y="19cm">
          <text:p text:style-name="P1">Metro station visuals</text:p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7.25cm" svg:height="1.25cm" svg:x="27.25cm" svg:y="16.25cm">
          <text:p text:style-name="P1">Multiple cell buildings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7cm" svg:height="1.5cm" svg:x="27.25cm" svg:y="14.5cm">
          <text:p text:style-name="P1">Teleportation points</text:p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6.75cm" svg:height="1.75cm" svg:x="35.25cm" svg:y="12.25cm">
          <text:p text:style-name="P1">Distance takes in account the tp points</text:p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24.75cm" svg:y1="13.75cm" svg:x2="35.25cm" svg:y2="13.25cm">
          <text:p/>
        </draw:line>
        <draw:line draw:style-name="gr61" draw:text-style-name="P4" draw:layer="layout" svg:x1="34.25cm" svg:y1="15cm" svg:x2="36.75cm" svg:y2="14cm">
          <text:p/>
        </draw:line>
        <draw:custom-shape draw:style-name="gr62" draw:text-style-name="P6" draw:layer="layout" svg:width="7.5cm" svg:height="1.5cm" svg:x="42.75cm" svg:y="13cm">
          <text:p text:style-name="P1">Custom paths with teleportation</text:p>
          <draw:enhanced-geometry svg:viewBox="0 0 21600 21600" draw:type="rectangle" draw:enhanced-path="M 0 0 L 21600 0 21600 21600 0 21600 0 0 Z N"/>
        </draw:custom-shape>
        <draw:line draw:style-name="gr63" draw:text-style-name="P4" draw:layer="layout" svg:x1="42cm" svg:y1="13.5cm" svg:x2="42.75cm" svg:y2="13.75cm">
          <text:p/>
        </draw:line>
        <draw:line draw:style-name="gr64" draw:text-style-name="P4" draw:layer="layout" svg:x1="42.75cm" svg:y1="14.25cm" svg:x2="34.25cm" svg:y2="15.5cm">
          <text:p/>
        </draw:line>
        <draw:custom-shape draw:style-name="gr65" draw:text-style-name="P1" draw:layer="layout" svg:width="5.5cm" svg:height="2.5cm" svg:x="40.25cm" svg:y="18.5cm">
          <text:p text:style-name="P1">Metro stations</text:p>
          <draw:enhanced-geometry svg:viewBox="0 0 21600 21600" draw:type="rectangle" draw:enhanced-path="M 0 0 L 21600 0 21600 21600 0 21600 0 0 Z N"/>
        </draw:custom-shape>
        <draw:line draw:style-name="gr66" draw:text-style-name="P4" draw:layer="layout" svg:x1="34.5cm" svg:y1="17cm" svg:x2="40.25cm" svg:y2="18.75cm">
          <text:p/>
        </draw:line>
        <draw:line draw:style-name="gr67" draw:text-style-name="P4" draw:layer="layout" svg:x1="34.5cm" svg:y1="20.5cm" svg:x2="40.25cm" svg:y2="20cm">
          <text:p/>
        </draw:line>
        <draw:line draw:style-name="gr68" draw:text-style-name="P4" draw:layer="layout" svg:x1="44.75cm" svg:y1="14.5cm" svg:x2="43.25cm" svg:y2="18.5cm">
          <text:p/>
        </draw:line>
        <draw:line draw:style-name="gr69" draw:text-style-name="P4" draw:layer="layout" svg:x1="34.25cm" svg:y1="15.75cm" svg:x2="41cm" svg:y2="18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1:36:32.012314244</meta:creation-date>
    <dc:date>2024-06-25T21:37:59.058057397</dc:date>
    <meta:editing-duration>PT4H58M10S</meta:editing-duration>
    <meta:editing-cycles>46</meta:editing-cycles>
    <meta:generator>LibreOffice/7.3.7.2$Linux_X86_64 LibreOffice_project/30$Build-2</meta:generator>
    <meta:document-statistic meta:object-count="72"/>
  </office:meta>
</office:document-meta>
</file>